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stat.si/">www.stat.si</text:a>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7335">
            <text:p>17335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8497">
            <text:p>18497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5617">
            <text:p>15617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14948">
            <text:p>14948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14897">
            <text:p>14897</text:p>
          </table:table-cell>
          <table:table-cell table:formula="of:=[.B6]-[.C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15109">
            <text:p>15109</text:p>
          </table:table-cell>
          <table:table-cell table:formula="of:=[.B7]-[.C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16351">
            <text:p>16351</text:p>
          </table:table-cell>
          <table:table-cell table:formula="of:=[.B8]-[.C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14545">
            <text:p>14545</text:p>
          </table:table-cell>
          <table:table-cell table:formula="of:=[.B9]-[.C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14082">
            <text:p>14082</text:p>
          </table:table-cell>
          <table:table-cell table:formula="of:=[.B10]-[.C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15357">
            <text:p>15357</text:p>
          </table:table-cell>
          <table:table-cell table:formula="of:=[.B11]-[.C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15145">
            <text:p>15145</text:p>
          </table:table-cell>
          <table:table-cell table:formula="of:=[.B12]-[.C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14013">
            <text:p>14013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15866">
            <text:p>15866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15102">
            <text:p>15102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16729">
            <text:p>16729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15987">
            <text:p>15987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15248">
            <text:p>15248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16353">
            <text:p>16353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17446">
            <text:p>17446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18564">
            <text:p>18564</text:p>
          </table:table-cell>
          <table:table-cell office:value-type="float" office:value="18565">
            <text:p>18565</text:p>
          </table:table-cell>
          <table:table-cell table:formula="of:=[.B21]-[.C21]" office:value-type="float" office:value="-1">
            <text:p>-1</text:p>
          </table:table-cell>
          <table:table-cell table:formula="of:=[.D21]/[.C21]*100" office:value-type="float" office:value="-0.00538647993536224">
            <text:p>-0,0053864799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17354">
            <text:p>17354</text:p>
          </table:table-cell>
          <table:table-cell office:value-type="float" office:value="17353">
            <text:p>17353</text:p>
          </table:table-cell>
          <table:table-cell table:formula="of:=[.B22]-[.C22]" office:value-type="float" office:value="1">
            <text:p>1</text:p>
          </table:table-cell>
          <table:table-cell table:formula="of:=[.D22]/[.C22]*100" office:value-type="float" office:value="0.00576269232985651">
            <text:p>0,0057626923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17425">
            <text:p>17425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8153">
            <text:p>18153</text:p>
          </table:table-cell>
          <table:table-cell table:formula="of:=[.B24]-[.C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7614">
            <text:p>17614</text:p>
          </table:table-cell>
          <table:table-cell table:formula="of:=[.B25]-[.C2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7206">
            <text:p>17206</text:p>
          </table:table-cell>
          <table:table-cell table:formula="of:=[.B26]-[.C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18180">
            <text:p>18180</text:p>
          </table:table-cell>
          <table:table-cell table:formula="of:=[.B27]-[.C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8157">
            <text:p>18157</text:p>
          </table:table-cell>
          <table:table-cell table:formula="of:=[.B28]-[.C2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7633">
            <text:p>17633</text:p>
          </table:table-cell>
          <table:table-cell table:formula="of:=[.B29]-[.C2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8357">
            <text:p>18357</text:p>
          </table:table-cell>
          <table:table-cell table:formula="of:=[.B30]-[.C3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8148">
            <text:p>18148</text:p>
          </table:table-cell>
          <table:table-cell table:formula="of:=[.B31]-[.C3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8820">
            <text:p>18820</text:p>
          </table:table-cell>
          <table:table-cell table:formula="of:=[.B32]-[.C3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8733">
            <text:p>18733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9647">
            <text:p>19647</text:p>
          </table:table-cell>
          <table:table-cell table:formula="of:=[.B34]-[.C3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20703">
            <text:p>20703</text:p>
          </table:table-cell>
          <table:table-cell table:formula="of:=[.B35]-[.C3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20214">
            <text:p>20214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9854">
            <text:p>19854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9499">
            <text:p>19499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9837">
            <text:p>19837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19126">
            <text:p>19126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18669">
            <text:p>18669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8555">
            <text:p>18555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19324">
            <text:p>19324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19333">
            <text:p>19333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20012">
            <text:p>20012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19359">
            <text:p>19359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18968">
            <text:p>18968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8620">
            <text:p>18620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8928">
            <text:p>18928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19039">
            <text:p>19039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8885">
            <text:p>18885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8588">
            <text:p>18588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8508">
            <text:p>18508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8701">
            <text:p>18701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9451">
            <text:p>19451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8523">
            <text:p>18523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8825">
            <text:p>18825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8180">
            <text:p>18180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8584">
            <text:p>18584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8308">
            <text:p>18308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8750">
            <text:p>18750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8609">
            <text:p>18609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8699">
            <text:p>18699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9257">
            <text:p>19257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9334">
            <text:p>19334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8886">
            <text:p>18886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9834">
            <text:p>19834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9689">
            <text:p>19689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20509">
            <text:p>20509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20485">
            <text:p>20485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20588">
            <text:p>20588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24016">
            <text:p>24016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23261">
            <text:p>23261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22492">
            <text:p>22492</text:p>
          </table:table-cell>
          <table:table-cell table:formula="of:=[.B74]-[.C7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28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28:36.23</dc:date>
    <dc:creator>Andrzej Bystrzycki</dc:creator>
    <meta:generator>OpenOffice.org/3.3$Win32 OpenOffice.org_project/330m20$Build-9567</meta:generator>
    <meta:editing-duration>PT1M23S</meta:editing-duration>
    <meta:editing-cycles>1</meta:editing-cycles>
    <meta:document-statistic meta:table-count="1" meta:cell-count="289" meta:object-count="0"/>
  </office:meta>
</office:document-meta>
</file>